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 sprzedanych wyrobów gotowy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8700" calcext:value-type="float">
            <text:p>18700</text:p>
          </table:table-cell>
          <table:table-cell office:value-type="float" office:value="19800" calcext:value-type="float">
            <text:p>19800</text:p>
          </table:table-cell>
          <table:table-cell table:number-columns-repeated="2"/>
          <table:table-cell table:number-columns-repeated="2" office:value-type="float" office:value="18700" calcext:value-type="float">
            <text:p>18700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Wynik fiinansow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9800" calcext:value-type="float">
            <text:p>19800</text:p>
          </table:table-cell>
          <table:table-cell office:value-type="float" office:value="26300" calcext:value-type="float">
            <text:p>26300</text:p>
          </table:table-cell>
          <table:table-cell office:value-type="string" calcext:value-type="string">
            <text:p>ob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-&gt;zmiana stanu produktów zwiększenie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wariant kalkulacyjn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zychody ze sprzedarzy wyr got</text:p>
          </table:table-cell>
          <table:table-cell table:number-columns-repeated="2"/>
          <table:table-cell office:value-type="float" office:value="65400" calcext:value-type="float">
            <text:p>65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koszt sprzedanych wyrobów gotowych</text:p>
          </table:table-cell>
          <table:table-cell table:number-columns-repeated="2"/>
          <table:table-cell office:value-type="float" office:value="45700" calcext:value-type="float">
            <text:p>45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=” wynik ze sprzedarzy</text:p>
          </table:table-cell>
          <table:table-cell table:number-columns-repeated="2"/>
          <table:table-cell office:value-type="float" office:value="19700" calcext:value-type="float">
            <text:p>19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 pozostałe przychody operacyjne</text:p>
          </table:table-cell>
          <table:table-cell table:number-columns-repeated="2"/>
          <table:table-cell office:value-type="float" office:value="3040" calcext:value-type="float">
            <text:p>3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pozostałe koszty operacyjne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wynik z działalnosci operacyjnej</text:p>
          </table:table-cell>
          <table:table-cell table:number-columns-repeated="2"/>
          <table:table-cell office:value-type="float" office:value="21410" calcext:value-type="float">
            <text:p>21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przychody finansow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koszty finansowe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„=” wynik finansowy brutto</text:p>
          </table:table-cell>
          <table:table-cell table:number-columns-repeated="2"/>
          <table:table-cell office:value-type="float" office:value="21550" calcext:value-type="float">
            <text:p>215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podatek dochodowy</text:p>
          </table:table-cell>
          <table:table-cell table:number-columns-repeated="2"/>
          <table:table-cell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„=” wynik finansowy netto</text:p>
          </table:table-cell>
          <table:table-cell table:number-columns-repeated="2"/>
          <table:table-cell office:value-type="float" office:value="17455" calcext:value-type="float">
            <text:p>17455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wariant porównawcz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zychody ze sprzedaży towarów</text:p>
          </table:table-cell>
          <table:table-cell table:number-columns-repeated="3"/>
          <table:table-cell office:value-type="float" office:value="102600" calcext:value-type="float">
            <text:p>10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 wart sprzedanych towarów w cenach zakupu</text:p>
          </table:table-cell>
          <table:table-cell table:number-columns-repeated="3"/>
          <table:table-cell office:value-type="float" office:value="64200" calcext:value-type="float">
            <text:p>6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przychody ze sprzedaży materiałó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Amortyzacj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Zużycie materiałów i energi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Usługi ob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Wynagrodze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Ubezpieczenia społeczne <text:s/>i inne świadcze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Wartość sprzedanych materiałów w cenach zakup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="wynik ze sprzedaż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 pozostałe przychody operacyj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pozostałe koszty operacyj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z działalności operacyjne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 przychody finanso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koszty finanso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finansowy brut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podatek dochodow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finansowy netto</text:p>
          </table:table-cell>
          <table:table-cell table:number-columns-repeated="8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przychody ze sprzedaży wyr g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zwiększenie stanu produktó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przychody ze sprzedaży materiałó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Amortyzacj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Zużycie materiałów i energi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Usługi ob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Wynagrodze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Ubezpieczenia społeczne <text:s/>i inne świadcze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Wartość sprzedanych materiałów w cenach zakup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="wynik ze sprzedaż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 pozostałe przychody operacyj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pozostałe koszty operacyj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z działalności operacyjne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 przychody finanso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koszty finanso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finansowy brut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podatek dochodow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„=” wynik finansowy netto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z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IF([.B92]=[.C92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IF([.B93]=[.C93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94]=[.C9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4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IF([.B95]=[.C9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IF([.B96]=[.C9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6</text:p>
          </table:table-cell>
          <table:table-cell table:number-columns-repeated="3" office:value-type="string" calcext:value-type="string">
            <text:p>d</text:p>
          </table:table-cell>
          <table:table-cell table:formula="of:=IF([.B97]=[.C9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7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IF([.B98]=[.C9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formula="of:=IF([.B99]=[.C9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IF([.B100]=[.C100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IF([.B101]=[.C10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table:formula="of:=IF([.B102]=[.C102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03]=[.C10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formula="of:=IF([.B104]=[.C104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4</text:p>
          </table:table-cell>
          <table:table-cell table:number-columns-repeated="3" office:value-type="string" calcext:value-type="string">
            <text:p>d</text:p>
          </table:table-cell>
          <table:table-cell table:formula="of:=IF([.B105]=[.C10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06]=[.C10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formula="of:=IF([.B107]=[.C107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formula="of:=IF([.B108]=[.C108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8</text:p>
          </table:table-cell>
          <table:table-cell table:number-columns-repeated="3" office:value-type="string" calcext:value-type="string">
            <text:p>d</text:p>
          </table:table-cell>
          <table:table-cell table:formula="of:=IF([.B109]=[.C10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F([.B110]=[.C11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0</text:p>
          </table:table-cell>
          <table:table-cell table:number-columns-repeated="3" office:value-type="string" calcext:value-type="string">
            <text:p>d</text:p>
          </table:table-cell>
          <table:table-cell table:formula="of:=IF([.B111]=[.C11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12]=[.C112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formula="of:=IF([.B113]=[.C113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IF([.B114]=[.C11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formula="of:=IF([.B115]=[.C115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formula="of:=IF([.B116]=[.C11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F([.B117]=[.C117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18]=[.C11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table:formula="of:=IF([.B119]=[.C11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formula="of:=IF([.B120]=[.C12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formula="of:=IF([.B121]=[.C121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22]=[.C122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IF([.B123]=[.C12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3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IF([.B124]=[.C12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IF([.B125]=[.C12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5</text:p>
          </table:table-cell>
          <table:table-cell table:number-columns-repeated="3" office:value-type="string" calcext:value-type="string">
            <text:p>d</text:p>
          </table:table-cell>
          <table:table-cell table:formula="of:=IF([.B126]=[.C126];1;0)" office:value-type="float" office:value="1" calcext:value-type="float">
            <text:p>1</text:p>
          </table:table-cell>
          <table:table-cell/>
          <table:table-cell table:formula="of:=121600+7800" office:value-type="float" office:value="129400" calcext:value-type="float">
            <text:p>129400</text:p>
          </table:table-cell>
          <table:table-cell table:formula="of:=67000+13200+8000+7800" office:value-type="float" office:value="96000" calcext:value-type="float">
            <text:p>96000</text:p>
          </table:table-cell>
          <table:table-cell table:formula="of:=[.G126]-[.H126]" office:value-type="float" office:value="33400" calcext:value-type="float">
            <text:p>33400</text:p>
          </table:table-cell>
        </table:table-row>
        <table:table-row table:style-name="ro1">
          <table:table-cell office:value-type="string" calcext:value-type="string">
            <text:p>z36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IF([.B127]=[.C12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IF([.B128]=[.C128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formula="of:=IF([.B129]=[.C12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formula="of:=IF([.B130]=[.C13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table:formula="of:=IF([.B131]=[.C131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92:.E131])" office:value-type="float" office:value="21" calcext:value-type="float">
            <text:p>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03:25:02.51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50.440000000</meta:creation-date>
    <dc:date>2018-04-08T03:27:12.380000000</dc:date>
    <meta:editing-duration>PT1H4M1S</meta:editing-duration>
    <meta:editing-cycles>3</meta:editing-cycles>
    <meta:generator>LibreOffice/4.3.3.2$Windows_x86 LibreOffice_project/9bb7eadab57b6755b1265afa86e04bf45fbfc644</meta:generator>
    <meta:document-statistic meta:table-count="1" meta:cell-count="265" meta:object-count="0"/>
  </office:meta>
</office:document-meta>
</file>